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3875a" officeooo:paragraph-rsid="0013875a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875a" officeooo:paragraph-rsid="0013875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534cd" officeooo:paragraph-rsid="001534c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34cd" officeooo:paragraph-rsid="001534c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977df" officeooo:paragraph-rsid="001977df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4pt" officeooo:rsid="0013875a" officeooo:paragraph-rsid="0013875a" style:font-size-asian="12.25pt" style:font-size-complex="14pt"/>
    </style:style>
    <style:style style:name="T1" style:family="text">
      <style:text-properties officeooo:rsid="0017dcc4"/>
    </style:style>
    <style:style style:name="T2" style:family="text">
      <style:text-properties officeooo:rsid="0019079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RAWOZDANIE LAB<text:span text:style-name="T1">2 <text:s text:c="27"/>Łukasz Sak</text:span></text:p>
      <text:p text:style-name="P1"/>
      <text:p text:style-name="P2">1. Naszym zadaniem było utworzenie struktur KOLEJKA, STOS, LISTA na <text:span text:style-name="T1">wskaźnikach</text:span> oraz przetestowanie czasu trwania <text:span text:style-name="T1">w</text:span>rzucania kolejnych wartości do struktury.</text:p>
      <text:p text:style-name="P2"/>
      <text:p text:style-name="P3">2. <text:span text:style-name="T2">Wyniki funkcji PUSH(wszystkich 3 struktur):</text:span></text:p>
      <text:p text:style-name="P3"/>
      <text:p text:style-name="P3"><draw:frame draw:style-name="fr1" draw:name="Object1" text:anchor-type="paragraph" svg:width="8.781cm" svg:height="4.06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><draw:frame draw:style-name="fr2" draw:name="Object2" text:anchor-type="paragraph" svg:x="0.21cm" svg:y="3.757cm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ak widać na wykresie, złożoność obliczeniowa funkcji PUSH jest liniowa, zatem wynosi O(n). Wykresy są bardzo do siebie zbliżone, ze względu, że mają bardzo podobną lub identyczną strukturę wewnętrzn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3:53:50.273667668</meta:creation-date>
    <dc:date>2015-03-26T06:10:18.226917071</dc:date>
    <meta:editing-duration>PT47M54S</meta:editing-duration>
    <meta:editing-cycles>5</meta:editing-cycles>
    <meta:generator>LibreOffice/4.2.7.2$Linux_X86_64 LibreOffice_project/420m0$Build-2</meta:generator>
    <meta:document-statistic meta:table-count="0" meta:image-count="0" meta:object-count="2" meta:page-count="1" meta:paragraph-count="4" meta:word-count="59" meta:character-count="458" meta:non-whitespace-character-count="3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losc danych</text:p>
          </table:table-cell>
          <table:table-cell table:number-columns-repeated="3" office:value-type="string" calcext:value-type="string">
            <text:p>Czas [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3" calcext:value-type="float">
            <text:p>0,0000003</text:p>
          </table:table-cell>
          <table:table-cell office:value-type="float" office:value="0.0000004" calcext:value-type="float">
            <text:p>0,0000004</text:p>
          </table:table-cell>
          <table:table-cell office:value-type="float" office:value="0.0000011" calcext:value-type="float">
            <text:p>0,0000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42" calcext:value-type="float">
            <text:p>0,0000042</text:p>
          </table:table-cell>
          <table:table-cell office:value-type="float" office:value="0.0000043" calcext:value-type="float">
            <text:p>0,0000043</text:p>
          </table:table-cell>
          <table:table-cell office:value-type="float" office:value="0.00001" calcext:value-type="float">
            <text:p>0,00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408" calcext:value-type="float">
            <text:p>0,0000408</text:p>
          </table:table-cell>
          <table:table-cell office:value-type="float" office:value="0.0000453" calcext:value-type="float">
            <text:p>0,0000453</text:p>
          </table:table-cell>
          <table:table-cell office:value-type="float" office:value="0.0000427" calcext:value-type="float">
            <text:p>0,00004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3755" calcext:value-type="float">
            <text:p>0,0003755</text:p>
          </table:table-cell>
          <table:table-cell table:number-columns-repeated="2" office:value-type="float" office:value="0.000395" calcext:value-type="float">
            <text:p>0,0003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41415" calcext:value-type="float">
            <text:p>0,0041415</text:p>
          </table:table-cell>
          <table:table-cell office:value-type="float" office:value="0.0041579" calcext:value-type="float">
            <text:p>0,0041579</text:p>
          </table:table-cell>
          <table:table-cell office:value-type="float" office:value="0.0041116" calcext:value-type="float">
            <text:p>0,00411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373464" calcext:value-type="float">
            <text:p>0,0373464</text:p>
          </table:table-cell>
          <table:table-cell office:value-type="float" office:value="0.0408803" calcext:value-type="float">
            <text:p>0,0408803</text:p>
          </table:table-cell>
          <table:table-cell office:value-type="float" office:value="0.0383194" calcext:value-type="float">
            <text:p>0,038319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361384" calcext:value-type="float">
            <text:p>0,361384</text:p>
          </table:table-cell>
          <table:table-cell office:value-type="float" office:value="0.404868" calcext:value-type="float">
            <text:p>0,404868</text:p>
          </table:table-cell>
          <table:table-cell office:value-type="float" office:value="0.379838" calcext:value-type="float">
            <text:p>0,379838</text:p>
          </table:table-cell>
        </table:table-row>
        <table:table-row table:style-name="ro1">
          <table:table-cell/>
          <table:table-cell office:value-type="string" calcext:value-type="string">
            <text:p>Stos</text:p>
          </table:table-cell>
          <table:table-cell office:value-type="string" calcext:value-type="string">
            <text:p>Kolejka</text:p>
          </table:table-cell>
          <table:table-cell office:value-type="string" calcext:value-type="string">
            <text:p>List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.00.0000</text:date>, <text:time style:data-style-name="N2" text:time-value="06:05:38.957047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808cm" svg:y="3.702cm" style:legend-expansion="high" chart:style-name="ch2"/>
        <chart:plot-area chart:style-name="ch3" chart:data-source-has-labels="both" svg:x="1.33cm" svg:y="0.179cm" svg:width="12.159cm" svg:height="7.66cm">
          <chartooo:coordinate-region svg:x="2.242cm" svg:y="0.378cm" svg:width="10.504cm" svg:height="6.814cm"/>
          <chart:axis chart:dimension="x" chart:name="primary-x" chart:style-name="ch4" chartooo:axis-type="auto">
            <chart:title svg:x="5.486cm" svg:y="8.018cm" chart:style-name="ch5">
              <text:p>Ilosc danych [elementach]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4.635cm" chart:style-name="ch6">
              <text:p>Czas [s]</text:p>
            </chart:title>
            <chart:grid chart:style-name="ch7" chart:class="major"/>
          </chart:axis>
          <chart:series chart:style-name="ch8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9" chart:values-cell-range-address="local-table.$C$2:.$C$8" chart:label-cell-address="local-table.$D$1" chart:class="chart:scatter">
            <chart:data-point chart:repeated="7"/>
          </chart:series>
          <chart:series chart:style-name="ch10" chart:values-cell-range-address="local-table.$E$2:.$E$8" chart:label-cell-address="local-table.$E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os1</text:p>
              </table:table-cell>
              <table:table-cell office:value-type="string">
                <text:p/>
              </table:table-cell>
              <table:table-cell office:value-type="string">
                <text:p>lista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00003">
                <text:p>0.0000003</text:p>
              </table:table-cell>
              <table:table-cell office:value-type="float" office:value="NaN">
                <text:p>NaN</text:p>
              </table:table-cell>
              <table:table-cell office:value-type="float" office:value="0.0000011">
                <text:p>0.00000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42">
                <text:p>0.0000042</text:p>
              </table:table-cell>
              <table:table-cell office:value-type="float" office:value="NaN">
                <text:p>NaN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0408">
                <text:p>0.0000408</text:p>
              </table:table-cell>
              <table:table-cell office:value-type="float" office:value="NaN">
                <text:p>NaN</text:p>
              </table:table-cell>
              <table:table-cell office:value-type="float" office:value="0.0000427">
                <text:p>0.0000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003755">
                <text:p>0.0003755</text:p>
              </table:table-cell>
              <table:table-cell office:value-type="float" office:value="NaN">
                <text:p>NaN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41415">
                <text:p>0.0041415</text:p>
              </table:table-cell>
              <table:table-cell office:value-type="float" office:value="NaN">
                <text:p>NaN</text:p>
              </table:table-cell>
              <table:table-cell office:value-type="float" office:value="0.0041116">
                <text:p>0.0041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373464">
                <text:p>0.0373464</text:p>
              </table:table-cell>
              <table:table-cell office:value-type="float" office:value="NaN">
                <text:p>NaN</text:p>
              </table:table-cell>
              <table:table-cell office:value-type="float" office:value="0.0383194">
                <text:p>0.0383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0.361384">
                <text:p>0.361384</text:p>
              </table:table-cell>
              <table:table-cell office:value-type="float" office:value="NaN">
                <text:p>NaN</text:p>
              </table:table-cell>
              <table:table-cell office:value-type="float" office:value="0.379838">
                <text:p>0.3798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